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Exec.setCsvQuoteCharacter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Exec.setShowtrailers( boolean showtrai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printWarnings( SQLWarning warning , boolean fo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QLExec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getStat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Exec.setEscapeProcessing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setDelimiter(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setExpandProperties( boolean expand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.setSrc( Fil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Exec.setShowWarning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printResults( Prin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Exec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.addConfigured( ResourceCollection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Exec.setRawBlobs( boolean rawBlo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.addText( String sq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Exec.setPrint( boolean pr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miterTyp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setDelimiterType( DelimiterType delimi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setOutput( Resourc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setTreatWarningsAsError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rro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execute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SQLExec.setStrictDelimiterMatching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lastDelimiterPosition( StringBuffer buf , String currentLin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QLExec.closeQuietl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Exec.setAppend(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setCsvColumnSeparat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printResults( ResultSet rs , PrintStream 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QLExec.runStatements( Reader reader , PrintStream ou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QLExec.setOnerror( OnError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.runTransaction( Prin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QLExec.add( ResourceCollection 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QLExec.addText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setSrc( File 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setKeepformat( boolean keep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get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Exec.execSQL( String sql , PrintStream ou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QLExec.maybeQuote(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nsaction.setSrcResource( Re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Exec.creat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Exec.getExpan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setOutput( Fil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ec.printValue( ResultSet rs , int col , Prin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Exec.setShowheaders( boolean show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